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6.5cm" fo:min-width="8.25cm"/>
      <style:paragraph-properties style:writing-mode="lr-tb"/>
    </style:style>
    <style:style style:name="gr2" style:family="graphic" style:parent-style-name="standard">
      <style:graphic-properties svg:stroke-color="#000000" draw:fill-color="#fcfcfd" draw:textarea-horizontal-align="justify" draw:textarea-vertical-align="middle" draw:auto-grow-height="false" fo:min-height="7cm" fo:min-width="9cm"/>
      <style:paragraph-properties style:writing-mode="lr-tb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6.5cm" fo:min-width="10.5cm"/>
      <style:paragraph-properties style:writing-mode="lr-tb"/>
    </style:style>
    <style:style style:name="gr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end="Стили_20_стрелок_20_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loext:graphic-properties draw:fill-color="#729fcf"/>
      <style:paragraph-properties fo:text-align="center" style:writing-mode="lr-tb"/>
      <style:text-properties fo:color="#ffffff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cfcfd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loext:opacity="100%" fo:font-size="20pt" style:font-size-asian="20pt" style:font-size-complex="20pt"/>
    </style:style>
    <style:style style:name="P6" style:family="paragraph">
      <loext:graphic-properties draw:fill-color="#00a933"/>
      <style:paragraph-properties fo:text-align="center" style:writing-mode="lr-tb"/>
      <style:text-properties fo:color="#ffffff" loext:opacity="100%"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729fcf" loext:opacity="10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a933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8.75cm" svg:height="6.75cm" svg:x="2cm" svg:y="2.5cm">
          <text:p text:style-name="P1"><text:span text:style-name="T1">Categories</text:span></text:p>
          <text:p text:style-name="P1"><text:span text:style-name="T2"/></text:p>
          <text:p text:style-name="P1"><text:span text:style-name="T2"/></text:p>
          <text:p text:style-name="P1"><text:span text:style-name="T2">id</text:span></text:p>
          <text:p text:style-name="P1"><text:span text:style-name="T2">categ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9.5cm" svg:height="7.25cm" svg:x="10.25cm" svg:y="11.75cm">
          <text:p text:style-name="P3"><text:span text:style-name="T3">News</text:span></text:p>
          <text:p text:style-name="P3"/>
          <text:p text:style-name="P3">id</text:p>
          <text:p text:style-name="P3"><text:span text:style-name="T4">category_id</text:span></text:p>
          <text:p text:style-name="P3"><text:span text:style-name="T5">source_id</text:span></text:p>
          <text:p text:style-name="P3">title</text:p>
          <text:p text:style-name="P3">text</text:p>
          <text:p text:style-name="P3">auth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3" draw:id="id3" draw:layer="layout" svg:width="11cm" svg:height="6.75cm" svg:x="16.25cm" svg:y="2.75cm">
          <text:p text:style-name="P5"><text:span text:style-name="T6">Sources</text:span></text:p>
          <text:p text:style-name="P5"><text:span text:style-name="T7"/></text:p>
          <text:p text:style-name="P5"><text:span text:style-name="T7"/></text:p>
          <text:p text:style-name="P5"><text:span text:style-name="T7">id</text:span></text:p>
          <text:p text:style-name="P5"><text:span text:style-name="T7">name</text:span></text:p>
          <text:p text:style-name="P5"><text:span text:style-name="T7">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svg:x1="6.375cm" svg:y1="9.25cm" svg:x2="10.25cm" svg:y2="15.375cm" draw:start-shape="id1" draw:start-glue-point="6" draw:end-shape="id2" draw:end-glue-point="5" svg:d="M6375 9250v6125h3875" svg:viewBox="0 0 3876 6126">
          <text:p/>
        </draw:connector>
        <draw:connector draw:style-name="gr5" draw:text-style-name="P7" draw:layer="layout" svg:x1="21.75cm" svg:y1="9.5cm" svg:x2="19.75cm" svg:y2="15.375cm" draw:start-shape="id3" draw:start-glue-point="6" draw:end-shape="id2" draw:end-glue-point="7" svg:d="M21750 9500v5875h-2000" svg:viewBox="0 0 2001 587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0T00:10:05.312000000</meta:creation-date>
    <dc:date>2021-10-20T01:38:46.750000000</dc:date>
    <meta:editing-duration>PT1M37S</meta:editing-duration>
    <meta:editing-cycles>2</meta:editing-cycles>
    <meta:generator>LibreOffice/7.0.3.1$Windows_X86_64 LibreOffice_project/d7547858d014d4cf69878db179d326fc3483e082</meta:generator>
    <meta:document-statistic meta:object-count="5"/>
  </office:meta>
</office:document-meta>
</file>